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Table1" style:family="table">
      <style:table-properties style:width="27.7cm" fo:margin-top="0cm" fo:margin-bottom="0.25cm" table:align="margins" fo:background-color="transparent">
        <style:background-image/>
      </style:table-properties>
    </style:style>
    <style:style style:name="Table1.A" style:family="table-column">
      <style:table-column-properties style:column-width="5.54cm" style:rel-column-width="13107*"/>
    </style:style>
    <style:style style:name="Table1.B" style:family="table-column">
      <style:table-column-properties style:column-width="6.228cm" style:rel-column-width="14735*"/>
    </style:style>
    <style:style style:name="Table1.C" style:family="table-column">
      <style:table-column-properties style:column-width="6.232cm" style:rel-column-width="14744*"/>
    </style:style>
    <style:style style:name="Table1.D" style:family="table-column">
      <style:table-column-properties style:column-width="6.234cm" style:rel-column-width="14748*"/>
    </style:style>
    <style:style style:name="Table1.E" style:family="table-column">
      <style:table-column-properties style:column-width="3.466cm" style:rel-column-width="820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5pt solid #000000" fo:border-right="none" fo:border-top="0.5pt solid #000000" fo:border-bottom="0.5pt solid #000000"/>
    </style:style>
    <style:style style:name="Table1.E1" style:family="table-cell">
      <style:table-cell-properties fo:padding="0.049cm" fo:border="0.5pt solid #000000"/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E2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background-color="#c0c0c0" fo:padding="0.049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c0c0c0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le1.E7" style:family="table-cell">
      <style:table-cell-properties fo:background-color="transparent" fo:padding="0.049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603646" style:font-size-asian="10pt" style:font-style-asian="normal" style:font-weight-asian="normal" style:font-size-complex="10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Source Sans 3" fo:font-size="10pt" fo:font-weight="bold" officeooo:rsid="005658b9" officeooo:paragraph-rsid="005658b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Source Sans 3" fo:font-size="10pt" officeooo:rsid="005658b9" officeooo:paragraph-rsid="005658b9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Source Sans 3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Source Sans 3" fo:font-size="10pt" officeooo:paragraph-rsid="0060364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Source Sans 3" fo:font-size="10pt" officeooo:paragraph-rsid="005cea6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Source Sans 3" fo:font-size="10pt" officeooo:rsid="00569057" officeooo:paragraph-rsid="0056905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Source Sans 3" fo:font-size="10pt" officeooo:rsid="005bd37d" officeooo:paragraph-rsid="005bd37d" style:font-size-asian="10pt" style:font-size-complex="10pt"/>
    </style:style>
    <style:style style:name="P9" style:family="paragraph" style:parent-style-name="Table_20_Contents">
      <style:text-properties style:font-name="Source Sans 3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Source Sans 3" fo:font-size="10pt" officeooo:rsid="005cea61" officeooo:paragraph-rsid="0060364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Source Sans 3" fo:font-size="10pt" officeooo:rsid="00603646" officeooo:paragraph-rsid="0060364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ource Sans 3" fo:font-size="10pt" officeooo:rsid="005e3896" officeooo:paragraph-rsid="005e389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Source Sans 3" fo:font-size="10pt" officeooo:rsid="0069c51a" officeooo:paragraph-rsid="0069c51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Source Sans 3" fo:font-size="10pt" officeooo:rsid="007fc2fe" officeooo:paragraph-rsid="007fc2fe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Source Sans 3" fo:font-size="10pt" officeooo:rsid="006a0cd2" officeooo:paragraph-rsid="005bd37d" style:font-size-asian="10pt" style:font-size-complex="10pt"/>
    </style:style>
    <style:style style:name="P16" style:family="paragraph" style:parent-style-name="Text_20_body" style:master-page-name="Standard">
      <style:paragraph-properties style:page-number="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77732c"/>
    </style:style>
    <style:style style:name="T4" style:family="text">
      <style:text-properties officeooo:rsid="00569057"/>
    </style:style>
    <style:style style:name="T5" style:family="text">
      <style:text-properties officeooo:rsid="00603646"/>
    </style:style>
    <style:style style:name="T6" style:family="text">
      <style:text-properties officeooo:rsid="0061c618"/>
    </style:style>
    <style:style style:name="T7" style:family="text">
      <style:text-properties officeooo:rsid="0063a711"/>
    </style:style>
    <style:style style:name="T8" style:family="text">
      <style:text-properties officeooo:rsid="0065fb82"/>
    </style:style>
    <style:style style:name="T9" style:family="text">
      <style:text-properties officeooo:rsid="00660ca0"/>
    </style:style>
    <style:style style:name="T10" style:family="text">
      <style:text-properties officeooo:rsid="005cea61"/>
    </style:style>
    <style:style style:name="T11" style:family="text">
      <style:text-properties officeooo:rsid="0066696b"/>
    </style:style>
    <style:style style:name="T12" style:family="text">
      <style:text-properties officeooo:rsid="0068cbca"/>
    </style:style>
    <style:style style:name="T13" style:family="text">
      <style:text-properties officeooo:rsid="006b5c74"/>
    </style:style>
    <style:style style:name="T14" style:family="text">
      <style:text-properties officeooo:rsid="006d47cd"/>
    </style:style>
    <style:style style:name="T15" style:family="text">
      <style:text-properties officeooo:rsid="006f8924"/>
    </style:style>
    <style:style style:name="T16" style:family="text">
      <style:text-properties officeooo:rsid="0070a048"/>
    </style:style>
    <style:style style:name="T17" style:family="text">
      <style:text-properties officeooo:rsid="007240ed"/>
    </style:style>
    <style:style style:name="T18" style:family="text">
      <style:text-properties officeooo:rsid="0074990d"/>
    </style:style>
    <style:style style:name="T19" style:family="text">
      <style:text-properties officeooo:rsid="00759f18"/>
    </style:style>
    <style:style style:name="T20" style:family="text">
      <style:text-properties officeooo:rsid="007c1ddf"/>
    </style:style>
    <style:style style:name="T21" style:family="text">
      <style:text-properties officeooo:rsid="007ca7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16">Classe : 6<text:span text:style-name="T1">ème</text:span><text:span text:style-name="T2">.<text:tab/>Activité : Les </text:span><text:span text:style-name="T3">B</text:span><text:span text:style-name="T2">lasons.</text:span></text:p>
      <text:p text:style-name="Text_20_body">Compétences travaillées : communication avec un vocabulaire précis.<text:tab/>Objectifs : découvrir la notion de langages ambigu et non-ambigu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Étape</text:p>
          </table:table-cell>
          <table:table-cell table:style-name="Table1.A1" office:value-type="string">
            <text:p text:style-name="P2">Script</text:p>
          </table:table-cell>
          <table:table-cell table:style-name="Table1.A1" office:value-type="string">
            <text:p text:style-name="P2">Notes / objectifs</text:p>
          </table:table-cell>
          <table:table-cell table:style-name="Table1.A1" office:value-type="string">
            <text:p text:style-name="P2">Matériel</text:p>
          </table:table-cell>
          <table:table-cell table:style-name="Table1.E1" office:value-type="string">
            <text:p text:style-name="P2">Temps (minutes)</text:p>
          </table:table-cell>
        </table:table-row>
        <table:table-row table:style-name="Table1.1">
          <table:table-cell table:style-name="Table1.A2" office:value-type="string">
            <text:p text:style-name="P3">Présentation.</text:p>
          </table:table-cell>
          <table:table-cell table:style-name="Table1.A2" office:value-type="string">
            <text:p text:style-name="P3">Explication des consignes avec du lore.</text:p>
          </table:table-cell>
          <table:table-cell table:style-name="Table1.A2" office:value-type="string">
            <text:p text:style-name="P3">Insister sur la règle la plus importante : on ne regarde que son blason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>3</text:p>
          </table:table-cell>
        </table:table-row>
        <table:table-row table:style-name="Table1.1">
          <table:table-cell table:style-name="Table1.A2" office:value-type="string">
            <text:p text:style-name="P3">Reformulation.</text:p>
          </table:table-cell>
          <table:table-cell table:style-name="Table1.A2" office:value-type="string">
            <text:p text:style-name="P3">Faire reformuler la consigne aux élèves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4</text:p>
          </table:table-cell>
        </table:table-row>
        <table:table-row table:style-name="Table1.1">
          <table:table-cell table:style-name="Table1.A2" office:value-type="string">
            <text:p text:style-name="P3">Distribution <text:span text:style-name="T4">(blasons vierges).</text:span></text:p>
          </table:table-cell>
          <table:table-cell table:style-name="Table1.A2" office:value-type="string">
            <text:p text:style-name="P3">Distribution des blasons vierges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>Des blasons vierges pour chaque élève.</text:p>
          </table:table-cell>
          <table:table-cell table:style-name="Table1.E2" office:value-type="string">
            <text:p text:style-name="P3">1</text:p>
          </table:table-cell>
        </table:table-row>
        <table:table-row table:style-name="Table1.1">
          <table:table-cell table:style-name="Table1.A5" office:value-type="string">
            <text:p text:style-name="P3">Exemple en classe entière.</text:p>
          </table:table-cell>
          <table:table-cell table:style-name="Table1.A5" office:value-type="string">
            <text:p text:style-name="P7">On décrit un blason de manière subtilement ambiguë, les élèves tentent de reproduire.</text:p>
          </table:table-cell>
          <table:table-cell table:style-name="Table1.A5" office:value-type="string">
            <text:p text:style-name="P7">Idéalement, il faut qu’ils reproduisent le blason <text:span text:style-name="T6">en suffisamment grand pour que ça soit visible de loin.</text:span></text:p>
          </table:table-cell>
          <table:table-cell table:style-name="Table1.A5" office:value-type="string">
            <text:p text:style-name="P4"/>
          </table:table-cell>
          <table:table-cell table:style-name="Table1.E5" office:value-type="string">
            <text:p text:style-name="P8">2</text:p>
          </table:table-cell>
        </table:table-row>
        <table:table-row table:style-name="Table1.1">
          <table:table-cell table:style-name="Table1.A5" office:value-type="string">
            <text:p text:style-name="P3">Bilan de l’exemple.</text:p>
          </table:table-cell>
          <table:table-cell table:style-name="Table1.A5" office:value-type="string">
            <text:p text:style-name="P8">Essayer de trouver des élèves qui ont des résultats différents.</text:p>
          </table:table-cell>
          <table:table-cell table:style-name="Table1.A5" office:value-type="string">
            <text:p text:style-name="P8">Éviter <text:span text:style-name="T6">l</text:span>es dérapages (disputes) par la suite car ils s<text:span text:style-name="T6">au</text:span>ront à l’avance qu’il est facile de se tromper.</text:p>
          </table:table-cell>
          <table:table-cell table:style-name="Table1.A5" office:value-type="string">
            <text:p text:style-name="P8"/>
          </table:table-cell>
          <table:table-cell table:style-name="Table1.E5" office:value-type="string">
            <text:p text:style-name="P8">3</text:p>
          </table:table-cell>
        </table:table-row>
        <table:table-row table:style-name="Table1.1">
          <table:table-cell table:style-name="Table1.A7" office:value-type="string">
            <text:p text:style-name="P8">Distribution (<text:span text:style-name="T6">feuille</text:span> A).</text:p>
          </table:table-cell>
          <table:table-cell table:style-name="Table1.A7" office:value-type="string">
            <text:p text:style-name="P8">Distribution <text:span text:style-name="T11">de la feuille</text:span> A.</text:p>
          </table:table-cell>
          <table:table-cell table:style-name="Table1.A7" office:value-type="string">
            <text:p text:style-name="P8"><text:span text:style-name="T6">S</text:span>i cette partie n’a pas lieu la distribution <text:span text:style-name="T6">de la feuille </text:span>A a lieu en même temps que les blasons vierges.</text:p>
          </table:table-cell>
          <table:table-cell table:style-name="Table1.A7" office:value-type="string">
            <text:p text:style-name="P15">Une feuille A par groupe.</text:p>
          </table:table-cell>
          <table:table-cell table:style-name="Table1.E7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3">Travail en groupe (<text:span text:style-name="T7">feuille </text:span>A).</text:p>
          </table:table-cell>
          <table:table-cell table:style-name="Table1.A2" office:value-type="string">
            <text:p text:style-name="P8">Démarrer la première séquence en autonomie sur la feuille A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>10</text:p>
          </table:table-cell>
        </table:table-row>
        <table:table-row table:style-name="Table1.1">
          <table:table-cell table:style-name="Table1.A2" office:value-type="string">
            <text:p text:style-name="P3">Mise en commun.</text:p>
          </table:table-cell>
          <table:table-cell table:style-name="Table1.A2" office:value-type="string">
            <text:p text:style-name="P9">Chercher des groupes qui y arrivent bien et d’autres moins bien et leur demander s’ils savent pourquoi.</text:p>
          </table:table-cell>
          <table:table-cell table:style-name="Table1.A2" office:value-type="string">
            <text:p text:style-name="P6"><text:span text:style-name="T10">Faire se rendre compte de l’importance </text:span><text:span text:style-name="T5">du langage.</text:span></text:p>
            <text:p text:style-name="P10">Présenter l’ambiguïté.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8">5</text:p>
          </table:table-cell>
        </table:table-row>
        <table:table-row table:style-name="Table1.1">
          <table:table-cell table:style-name="Table1.A2" office:value-type="string">
            <text:p text:style-name="P3">Distribution (<text:span text:style-name="T8">feuille B et </text:span><text:span text:style-name="T18">fiche de</text:span><text:span text:style-name="T8"> vocabulaire</text:span>).</text:p>
          </table:table-cell>
          <table:table-cell table:style-name="Table1.A2" office:value-type="string">
            <text:p text:style-name="P4">Maintenant, on va vous donner une <text:span text:style-name="T19">fiche</text:span> avec du vocabulaire précis pour vous aider si besoin, et des nouveaux blasons.</text:p>
          </table:table-cell>
          <table:table-cell table:style-name="Table1.A2" office:value-type="string">
            <text:p text:style-name="P5">Distribuer les feuilles B et <text:span text:style-name="T17">fiches</text:span> de voc<text:span text:style-name="T9">abulaire.</text:span></text:p>
          </table:table-cell>
          <table:table-cell table:style-name="Table1.A2" office:value-type="string">
            <text:p text:style-name="P8"><text:span text:style-name="T13">Une feuille B </text:span><text:span text:style-name="T14">et une </text:span><text:span text:style-name="T16">fiche</text:span><text:span text:style-name="T14"> de vocabulaire </text:span><text:span text:style-name="T21">pour chaque</text:span><text:span text:style-name="T14"> élève. Une feuille C pour les groupes qui avancent vite.</text:span></text:p>
          </table:table-cell>
          <table:table-cell table:style-name="Table1.E2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3">Travail en groupe (<text:span text:style-name="T11">feuilles </text:span>B <text:s/><text:span text:style-name="T11">et, éventuellement, C</text:span>).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Leur faire utiliser la fiche de vocabulaire ou leur propre vocabulaire s’il est précis pour réussir à décrire des blasons plus complexes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8">15</text:p>
          </table:table-cell>
        </table:table-row>
        <table:table-row table:style-name="Table1.1">
          <table:table-cell table:style-name="Table1.A2" office:value-type="string">
            <text:p text:style-name="P3">Conclusion</text:p>
          </table:table-cell>
          <table:table-cell table:style-name="Table1.A2" office:value-type="string">
            <text:p text:style-name="P1">Institutionnalisation</text:p>
          </table:table-cell>
          <table:table-cell table:style-name="Table1.A2" office:value-type="string">
            <text:p text:style-name="P12"><text:span text:style-name="T12">Les</text:span> faire répéter avec leur<text:span text:style-name="T12">s</text:span> mot<text:span text:style-name="T12">s</text:span>.</text:p>
          </table:table-cell>
          <table:table-cell table:style-name="Table1.A2" office:value-type="string">
            <text:p text:style-name="P13"><text:span text:style-name="T20">Une f</text:span>euille A pour <text:span text:style-name="T15">chaque élève</text:span>.</text:p>
          </table:table-cell>
          <table:table-cell table:style-name="Table1.E2" office:value-type="string">
            <text:p text:style-name="P8">10</text:p>
          </table:table-cell>
        </table:table-row>
      </table:table>
      <text:p text:style-name="Text_20_body"><text:span text:style-name="T4">Lignes grisées : si le temps le permet seulement (si l’installation n’a pas été trop longue).</text:span><text:tab/>Durée totale : entre 50 et 55 minutes.</text:p>
      <text:p text:style-name="Text_20_body">Nous nous sommes gardé du supplémentaire pour gérer la disposition de la classe ou bien le temps d’installation des élèv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1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hyphenation-ladder-count="no-limit" style:page-number="auto">
        <style:tab-stops>
          <style:tab-stop style:position="27.7cm" style:type="right"/>
        </style:tab-stops>
      </style:paragraph-properties>
      <style:text-properties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9:54.489000000</meta:creation-date>
    <meta:editing-duration>PT42M5S</meta:editing-duration>
    <meta:editing-cycles>36</meta:editing-cycles>
    <meta:generator>LibreOffice/7.4.5.1$Windows_X86_64 LibreOffice_project/9c0871452b3918c1019dde9bfac75448afc4b57f</meta:generator>
    <dc:title>Fiche de préparation Blasons 2024 (collège)</dc:title>
    <dc:date>2024-02-08T21:52:03.961000000</dc:date>
    <meta:document-statistic meta:table-count="1" meta:image-count="0" meta:object-count="0" meta:page-count="1" meta:paragraph-count="54" meta:word-count="372" meta:character-count="2252" meta:non-whitespace-character-count="1933"/>
    <meta:template xlink:type="simple" xlink:actuate="onRequest" xlink:title="Simple" xlink:href="../../AppData/Roaming/LibreOffice/4/user/template/Simple.ott" meta:date="2024-02-02T10:49:54.153000000"/>
  </office:meta>
</office:document-meta>
</file>